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2" table:style-name="ta1" table:print="false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0</text:p>
          </table:table-cell>
          <table:table-cell office:value-type="string">
            <text:p>p(pass)</text:p>
          </table:table-cell>
          <table:table-cell office:value-type="string">
            <text:p>l0</text:p>
          </table:table-cell>
          <table:table-cell office:value-type="string">
            <text:p>Expected number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30">
            <text:p>30</text:p>
          </table:table-cell>
          <table:table-cell table:formula="of:=100-[.B3]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1 / ([.C3]/100)" office:value-type="float" office:value="1.42857142857143">
            <text:p>1.4285714286</text:p>
          </table:table-cell>
          <table:table-cell table:formula="of:=[.E3]*[.D3]" office:value-type="float" office:value="142.857142857143">
            <text:p>142.857142857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0">
            <text:p>50</text:p>
          </table:table-cell>
          <table:table-cell table:formula="of:=100-[.B4]" office:value-type="float" office:value="50">
            <text:p>50</text:p>
          </table:table-cell>
          <table:table-cell office:value-type="float" office:value="10">
            <text:p>10</text:p>
          </table:table-cell>
          <table:table-cell table:formula="of:=1 / ([.C4]/100)" office:value-type="float" office:value="2">
            <text:p>2</text:p>
          </table:table-cell>
          <table:table-cell table:formula="of:=[.E4]*([.F3]+[.D4])" office:value-type="float" office:value="305.714285714286">
            <text:p>305.7142857143</text:p>
          </table:table-cell>
          <table:table-cell/>
          <table:table-cell table:formula="of:=SUM([.F3:.F4])" office:value-type="float" office:value="448.571428571429">
            <text:p>448.5714285714</text:p>
          </table:table-cell>
          <table:table-cell table:formula="of:=712-[.F3]" office:value-type="float" office:value="569.142857142857">
            <text:p>569.1428571429</text:p>
          </table:table-cell>
          <table:table-cell table:formula="of:=[.I4]/[.D4]" office:value-type="float" office:value="56.9142857142857">
            <text:p>56.91428571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table:formula="of:=100-[.B5]" office:value-type="float" office:value="80">
            <text:p>80</text:p>
          </table:table-cell>
          <table:table-cell office:value-type="float" office:value="80">
            <text:p>80</text:p>
          </table:table-cell>
          <table:table-cell table:formula="of:=1 / ([.C5]/100)" office:value-type="float" office:value="1.25">
            <text:p>1.25</text:p>
          </table:table-cell>
          <table:table-cell table:formula="of:=[.E5]*([.F4]+[.D5])" office:value-type="float" office:value="482.142857142857">
            <text:p>482.142857142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formula="of:=[.D3]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(100-[.B3])/100*[.D4]" office:value-type="float" office:value="7">
            <text:p>7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([.C3]/100)*([.C4]/100)*[.D5]" office:value-type="float" office:value="28">
            <text:p>28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F8:.F10])" office:value-type="float" office:value="135">
            <text:p>135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SUM([.E3:.E6])*[.F11]" office:value-type="float" office:value="631.607142857143">
            <text:p>631.6071428571</text:p>
          </table:table-cell>
          <table:table-cell table:number-columns-repeated="1018"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5" number:min-integer-digits="0" number:grouping="true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3">01/23/2013</text:date>, <text:time>22:3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1T08:13:47.20</meta:creation-date>
    <dc:date>2013-01-23T22:36:46.39</dc:date>
    <meta:editing-duration>P26DT23H58M4S</meta:editing-duration>
    <meta:editing-cycles>9</meta:editing-cycles>
    <meta:generator>OpenOffice.org/3.4.1$Win32 OpenOffice.org_project/341m1$Build-9593</meta:generator>
    <meta:document-statistic meta:table-count="2" meta:cell-count="27" meta:object-count="0"/>
  </office:meta>
</office:document-meta>
</file>